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3">(Responsabilidades y Atributos)</text:p>
      <text:p text:style-name="P1">Caso de uso CU0007 – Invitar Amigos</text:p>
      <text:p text:style-name="P1"/>
      <text:p text:style-name="P6"><text:span text:style-name="T1">Clase</text:span> Buscador de Usuarios</text:p>
      <text:list xml:id="list1502528209" text:style-name="L1">
        <text:list-item>
          <text:p text:style-name="P8">Responsabilidades</text:p>
          <text:list>
            <text:list-item>
              <text:p text:style-name="P9">Proveer metodos de ingreso para el usuario</text:p>
            </text:list-item>
            <text:list-item>
              <text:p text:style-name="P9">Proveer las busqueda del usuario a la clase de control que realice la busqueda</text:p>
            </text:list-item>
          </text:list>
        </text:list-item>
      </text:list>
      <text:p text:style-name="P4"/>
      <text:list xml:id="list1188193295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Cadena con el nombre , apellido o email de la busqueda del usuario</text:p>
            </text:list-item>
          </text:list>
        </text:list-item>
      </text:list>
      <text:p text:style-name="P5"/>
      <text:p text:style-name="P5"/>
      <text:p text:style-name="P7"><text:span text:style-name="T1">Clase</text:span> Listar usuarios</text:p>
      <text:list xml:id="list1118329691" text:continue-numbering="true" text:style-name="L1">
        <text:list-item>
          <text:p text:style-name="P8">Responsabilidades</text:p>
          <text:list>
            <text:list-item>
              <text:p text:style-name="P9">De acuerdo a la busqueda listara todos los usuarios</text:p>
            </text:list-item>
            <text:list-item>
              <text:p text:style-name="P9">Cada usuario debe tener un enlace para enviar solicitud</text:p>
            </text:list-item>
            <text:list-item>
              <text:p text:style-name="P9">Mostrar las busquedas con mas amigos en comun en las primeras posiciones</text:p>
            </text:list-item>
          </text:list>
        </text:list-item>
      </text:list>
      <text:p text:style-name="P4"/>
      <text:list xml:id="list1348013553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Identificador del amigo </text:p>
            </text:list-item>
          </text:list>
        </text:list-item>
      </text:list>
      <text:p text:style-name="P5"/>
      <text:p text:style-name="P5"/>
      <text:p text:style-name="P7"><text:span text:style-name="T1">Clase</text:span> Generar solicitud</text:p>
      <text:list xml:id="list1467150004" text:continue-numbering="true" text:style-name="L1">
        <text:list-item>
          <text:p text:style-name="P8">Responsabilidades</text:p>
          <text:list>
            <text:list-item>
              <text:p text:style-name="P9">Crear la solicitud con el emisor y receptor correctamente para enviarsela al proximo amigo</text:p>
            </text:list-item>
          </text:list>
        </text:list-item>
      </text:list>
      <text:p text:style-name="P4"/>
      <text:list xml:id="list2128499161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Identificador <text:s/>(significativo para el sistema ) del proximo amigo </text:p>
            </text:list-item>
            <text:list-item>
              <text:p text:style-name="P9">Identificador de la solicitud</text:p>
            </text:list-item>
          </text:list>
        </text:list-item>
      </text:list>
      <text:p text:style-name="P5"/>
      <text:p text:style-name="P5"/>
      <text:p text:style-name="P7"><text:span text:style-name="T1">Clase</text:span> Procesar la solicitud</text:p>
      <text:list xml:id="list274547547" text:continue-numbering="true" text:style-name="L1">
        <text:list-item>
          <text:p text:style-name="P8">Responsabilidades</text:p>
          <text:list>
            <text:list-item>
              <text:p text:style-name="P9">Establecer el vinculo entre usuario solicitante y usuario solicitado</text:p>
            </text:list-item>
            <text:list-item>
              <text:p text:style-name="P9">Enviar la acción y la respuesta a quien corresponda</text:p>
              <text:p text:style-name="P9"/>
            </text:list-item>
          </text:list>
        </text:list-item>
      </text:list>
      <text:p text:style-name="P4"/>
      <text:list xml:id="list478358254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Identificador de la solicitud</text:p>
            </text:list-item>
            <text:list-item>
              <text:p text:style-name="P9">Cadena con los mensajes entre la interaccion</text:p>
            </text:list-item>
          </text:list>
        </text:list-item>
      </text:list>
      <text:p text:style-name="P5"><text:soft-page-break/></text:p>
      <text:p text:style-name="P5"/>
      <text:p text:style-name="P7"><text:span text:style-name="T1">Clase</text:span> <text:span text:style-name="T2">Manejar notificaciones</text:span></text:p>
      <text:list xml:id="list94934488" text:continue-numbering="true" text:style-name="L1">
        <text:list-item>
          <text:p text:style-name="P9"><text:span text:style-name="T2">( incluirá <text:s/>a CU0009-Manejar Notificaciones).</text:span></text:p>
        </text:list-item>
      </text:list>
      <text:p text:style-name="P5"/>
      <text:p text:style-name="P7"><text:span text:style-name="T1">Clase</text:span> Almacenar amistad</text:p>
      <text:list xml:id="list835660280" text:continue-numbering="true" text:style-name="L1">
        <text:list-item>
          <text:p text:style-name="P8">Responsabilidades</text:p>
          <text:list>
            <text:list-item>
              <text:p text:style-name="P9">Persistir la nueva amistad en ambos usuarios</text:p>
              <text:p text:style-name="P9"/>
            </text:list-item>
          </text:list>
        </text:list-item>
      </text:list>
      <text:p text:style-name="P4"/>
      <text:list xml:id="list627662526" text:continue-numbering="true" text:style-name="L1">
        <text:list-item>
          <text:p text:style-name="P8">Atributos</text:p>
          <text:list>
            <text:list-item>
              <text:p text:style-name="P9">Identificador de sesión del usuario</text:p>
            </text:list-item>
            <text:list-item>
              <text:p text:style-name="P9">Identificador del amigo</text:p>
              <text:p text:style-name="P9"/>
              <text:p text:style-name="P9"/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6-04T23:47:01</dc:date>
    <dc:creator>Jonathan </dc:creator>
    <meta:editing-duration>PT1H6M48S</meta:editing-duration>
    <meta:editing-cycles>11</meta:editing-cycles>
    <meta:generator>LibreOffice/3.3$Linux LibreOffice_project/330m19$Build-202</meta:generator>
    <meta:document-statistic meta:table-count="0" meta:image-count="0" meta:object-count="0" meta:page-count="2" meta:paragraph-count="41" meta:word-count="238" meta:character-count="1446"/>
  </office:meta>
</office:document-meta>
</file>